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Table_20_Contents">NOM<text:tab/>COGNOM<text:tab/>DATA<text:tab/>CURS</text:p>
      <text:p text:style-name="Table_20_Contents">Albert<text:tab/>Rodríguez<text:tab/>14/03/1994<text:tab/>6PRI</text:p>
      <text:p text:style-name="Table_20_Contents">Martí<text:tab/>Garcia<text:tab/>11/06/1994<text:tab/>5PRI</text:p>
      <text:p text:style-name="Table_20_Contents">Mar<text:tab/>Pérez<text:tab/>19/05/2001<text:tab/>P4</text:p>
      <text:p text:style-name="Table_20_Contents">Gisela<text:tab/>Martín<text:tab/>09/06/1998<text:tab/>2PRI</text:p>
      <text:p text:style-name="Table_20_Contents">Marc<text:tab/>Serra<text:tab/>12/09/2000<text:tab/>P5-A</text:p>
      <text:p text:style-name="Table_20_Contents">Núria<text:tab/>Velo<text:tab/>25/08/1998<text:tab/>2PRI</text:p>
      <text:p text:style-name="Table_20_Contents">Sara<text:tab/>Chacón<text:tab/>07/09/1996<text:tab/>4PRI</text:p>
      <text:p text:style-name="Table_20_Contents">Paula<text:tab/>Cordero<text:tab/>28/08/1994<text:tab/>6PRI</text:p>
      <text:p text:style-name="Table_20_Contents">Tània<text:tab/>Calderón<text:tab/>08/01/1999<text:tab/>1PRI-A</text:p>
      <text:p text:style-name="Table_20_Contents">Arnau<text:tab/>Duran<text:tab/>11/10/2000<text:tab/>P5-B</text:p>
      <text:p text:style-name="Table_20_Contents">Emma<text:tab/>González<text:tab/>06/03/1999<text:tab/>1PRI-A</text:p>
      <text:p text:style-name="Table_20_Contents">Carmen<text:tab/>Mas<text:tab/>16/09/2000<text:tab/>P5-A</text:p>
      <text:p text:style-name="Table_20_Contents">Marc<text:tab/>Hernández<text:tab/>21/12/2000<text:tab/>P5-B</text:p>
      <text:p text:style-name="Table_20_Contents">Jordi<text:tab/>Navarro<text:tab/>12/12/1998<text:tab/>2PRI</text:p>
      <text:p text:style-name="Table_20_Contents">Mar<text:tab/>Ribas<text:tab/>11/08/2001<text:tab/>P4</text:p>
      <text:p text:style-name="Table_20_Contents">Estela<text:tab/>Vidal<text:tab/>14/09/1999<text:tab/>1PRI-B</text:p>
      <text:p text:style-name="Table_20_Contents">Cèlia<text:tab/>Guerrero<text:tab/>29/04/2001<text:tab/>P4</text:p>
      <text:p text:style-name="Table_20_Contents">Carlos<text:tab/>Sánchez<text:tab/>26/05/2002<text:tab/>P3-A</text:p>
      <text:p text:style-name="Table_20_Contents">Jordi<text:tab/>González<text:tab/>20/09/2002<text:tab/>P3-A</text:p>
      <text:p text:style-name="Table_20_Contents">Sara<text:tab/>Fernández<text:tab/>10/06/1997<text:tab/>3PRI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Win32 OpenOffice.org_project/680m6$Build-9095</meta:generator>
    <meta:initial-creator>Furest&amp;Serra</meta:initial-creator>
    <meta:creation-date>2007-03-19T19:31:42</meta:creation-date>
    <dc:creator>Furest&amp;Serra</dc:creator>
    <dc:date>2007-03-20T20:00:49</dc:date>
    <dc:language>ca-ES</dc:language>
    <meta:editing-cycles>4</meta:editing-cycles>
    <meta:editing-duration>PT14M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1" meta:word-count="133" meta:character-count="586"/>
  </office:meta>
</office:document-meta>
</file>